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027cm" table:align="margins"/>
    </style:style>
    <style:style style:name="Table1.A" style:family="table-column">
      <style:table-column-properties style:column-width="2.106cm" style:rel-column-width="8612*"/>
    </style:style>
    <style:style style:name="Table1.B" style:family="table-column">
      <style:table-column-properties style:column-width="3.235cm" style:rel-column-width="13228*"/>
    </style:style>
    <style:style style:name="Table1.C" style:family="table-column">
      <style:table-column-properties style:column-width="2.955cm" style:rel-column-width="12081*"/>
    </style:style>
    <style:style style:name="Table1.D" style:family="table-column">
      <style:table-column-properties style:column-width="2.505cm" style:rel-column-width="10242*"/>
    </style:style>
    <style:style style:name="Table1.E" style:family="table-column">
      <style:table-column-properties style:column-width="2.905cm" style:rel-column-width="11879*"/>
    </style:style>
    <style:style style:name="Table1.F" style:family="table-column">
      <style:table-column-properties style:column-width="2.321cm" style:rel-column-width="9493*"/>
    </style:style>
    <style:style style:name="Table1.A1" style:family="table-cell">
      <style:table-cell-properties fo:background-color="transparent" fo:padding="0.097cm" fo:border="none">
        <style:background-image/>
      </style:table-cell-properties>
    </style:style>
    <style:style style:name="Table1.B1" style:family="table-cell">
      <style:table-cell-properties fo:background-color="#00b8ff" fo:padding="0.097cm" fo:border="none">
        <style:background-image/>
      </style:table-cell-properties>
    </style:style>
    <style:style style:name="Table1.B2" style:family="table-cell">
      <style:table-cell-properties fo:background-color="#e6e6ff" fo:padding="0.097cm" fo:border="none">
        <style:background-image/>
      </style:table-cell-properties>
    </style:style>
    <style:style style:name="Table1.B3" style:family="table-cell">
      <style:table-cell-properties fo:padding="0.097cm" fo:border-left="0.05pt solid #e6e6ff" fo:border-right="none" fo:border-top="none" fo:border-bottom="0.05pt solid #e6e6ff"/>
    </style:style>
    <style:style style:name="Table1.C3" style:family="table-cell">
      <style:table-cell-properties fo:padding="0.097cm" fo:border-left="0.05pt solid #e6e6ff" fo:border-right="none" fo:border-top="none" fo:border-bottom="0.05pt solid #e6e6ff"/>
    </style:style>
    <style:style style:name="Table1.D3" style:family="table-cell">
      <style:table-cell-properties fo:padding="0.097cm" fo:border-left="0.05pt solid #e6e6ff" fo:border-right="none" fo:border-top="none" fo:border-bottom="0.05pt solid #e6e6ff"/>
    </style:style>
    <style:style style:name="Table1.E3" style:family="table-cell">
      <style:table-cell-properties fo:padding="0.097cm" fo:border-left="0.05pt solid #e6e6ff" fo:border-right="none" fo:border-top="none" fo:border-bottom="0.05pt solid #e6e6ff"/>
    </style:style>
    <style:style style:name="Table1.F3" style:family="table-cell">
      <style:table-cell-properties fo:padding="0.097cm" fo:border-left="0.05pt solid #e6e6ff" fo:border-right="0.05pt solid #e6e6ff" fo:border-top="none" fo:border-bottom="0.05pt solid #e6e6ff"/>
    </style:style>
    <style:style style:name="Table1.4" style:family="table-row">
      <style:table-row-properties style:min-row-height="0.945cm"/>
    </style:style>
    <style:style style:name="Table1.B4" style:family="table-cell">
      <style:table-cell-properties fo:padding="0.097cm" fo:border-left="0.05pt solid #e6e6ff" fo:border-right="none" fo:border-top="none" fo:border-bottom="0.05pt solid #e6e6ff"/>
    </style:style>
    <style:style style:name="Table1.C4" style:family="table-cell">
      <style:table-cell-properties fo:padding="0.097cm" fo:border-left="0.05pt solid #e6e6ff" fo:border-right="none" fo:border-top="none" fo:border-bottom="0.05pt solid #e6e6ff"/>
    </style:style>
    <style:style style:name="Table1.D4" style:family="table-cell">
      <style:table-cell-properties fo:padding="0.097cm" fo:border-left="0.05pt solid #e6e6ff" fo:border-right="none" fo:border-top="none" fo:border-bottom="0.05pt solid #e6e6ff"/>
    </style:style>
    <style:style style:name="Table1.E4" style:family="table-cell">
      <style:table-cell-properties fo:padding="0.097cm" fo:border-left="0.05pt solid #e6e6ff" fo:border-right="none" fo:border-top="none" fo:border-bottom="0.05pt solid #e6e6ff"/>
    </style:style>
    <style:style style:name="Table1.F4" style:family="table-cell">
      <style:table-cell-properties fo:padding="0.097cm" fo:border-left="0.05pt solid #e6e6ff" fo:border-right="0.05pt solid #e6e6ff" fo:border-top="none" fo:border-bottom="0.05pt solid #e6e6ff"/>
    </style:style>
    <style:style style:name="Table2" style:family="table">
      <style:table-properties style:width="16.027cm" table:align="margins"/>
    </style:style>
    <style:style style:name="Table2.A" style:family="table-column">
      <style:table-column-properties style:column-width="4.001cm" style:rel-column-width="16358*"/>
    </style:style>
    <style:style style:name="Table2.B" style:family="table-column">
      <style:table-column-properties style:column-width="2.409cm" style:rel-column-width="9852*"/>
    </style:style>
    <style:style style:name="Table2.C" style:family="table-column">
      <style:table-column-properties style:column-width="3.205cm" style:rel-column-width="13105*"/>
    </style:style>
    <style:style style:name="Table2.E" style:family="table-column">
      <style:table-column-properties style:column-width="3.207cm" style:rel-column-width="13115*"/>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3" style:family="table">
      <style:table-properties style:width="16.027cm" table:align="margins"/>
    </style:style>
    <style:style style:name="Table3.A" style:family="table-column">
      <style:table-column-properties style:column-width="16.027cm" style:rel-column-width="65535*"/>
    </style:style>
    <style:style style:name="Table3.A1" style:family="table-cell">
      <style:table-cell-properties fo:padding="0.097cm" fo:border="0.05pt solid #00b8ff"/>
    </style:style>
    <style:style style:name="Table4" style:family="table">
      <style:table-properties style:width="16.027cm" table:align="margins"/>
    </style:style>
    <style:style style:name="Table4.A" style:family="table-column">
      <style:table-column-properties style:column-width="16.027cm" style:rel-column-width="65535*"/>
    </style:style>
    <style:style style:name="Table4.A1" style:family="table-cell">
      <style:table-cell-properties fo:padding="0.097cm" fo:border="0.05pt solid #99ccff"/>
    </style:style>
    <style:style style:name="P1" style:family="paragraph" style:parent-style-name="Default">
      <style:text-properties fo:color="#000000" style:font-name="Liberation Sans" fo:font-size="8pt" officeooo:rsid="0012093a" officeooo:paragraph-rsid="0012093a" style:font-size-asian="8pt" style:font-size-complex="8pt"/>
    </style:style>
    <style:style style:name="P2" style:family="paragraph" style:parent-style-name="Standard" style:list-style-name="L2">
      <style:paragraph-properties>
        <style:tab-stops>
          <style:tab-stop style:position="0.388cm"/>
          <style:tab-stop style:position="1.27cm"/>
        </style:tab-stops>
      </style:paragraph-properties>
      <style:text-properties fo:color="#262626" style:font-name="Liberation Serif" fo:font-size="12pt" style:font-size-asian="12pt" style:font-size-complex="12pt"/>
    </style:style>
    <style:style style:name="P3" style:family="paragraph" style:parent-style-name="Standard">
      <style:text-properties style:font-name="Liberation Serif"/>
    </style:style>
    <style:style style:name="P4" style:family="paragraph" style:parent-style-name="Standard">
      <style:paragraph-properties fo:text-align="justify" style:justify-single-word="false"/>
      <style:text-properties style:font-name="Liberation Serif" fo:font-size="13pt" officeooo:rsid="000cb9d0" officeooo:paragraph-rsid="000e4116" style:font-size-asian="13pt" style:font-size-complex="13pt"/>
    </style:style>
    <style:style style:name="P5" style:family="paragraph" style:parent-style-name="Standard">
      <style:paragraph-properties fo:text-align="justify" style:justify-single-word="false"/>
      <style:text-properties style:font-name="Liberation Serif" fo:font-size="13pt" officeooo:rsid="000cb9d0" officeooo:paragraph-rsid="000cb9d0" style:font-size-asian="13pt" style:font-size-complex="13pt"/>
    </style:style>
    <style:style style:name="P6" style:family="paragraph" style:parent-style-name="Standard">
      <style:paragraph-properties fo:text-align="start" style:justify-single-word="false"/>
      <style:text-properties style:font-name="Liberation Serif" fo:font-size="16pt" fo:font-weight="bold" officeooo:rsid="00150d6f" officeooo:paragraph-rsid="0017c472" style:font-size-asian="16pt" style:font-weight-asian="bold" style:font-size-complex="16pt" style:font-weight-complex="bold"/>
    </style:style>
    <style:style style:name="P7" style:family="paragraph" style:parent-style-name="Standard">
      <style:paragraph-properties fo:text-align="justify" style:justify-single-word="false"/>
      <style:text-properties style:font-name="Liberation Serif" fo:font-size="20pt" officeooo:rsid="000cb9d0" officeooo:paragraph-rsid="000cb9d0" style:font-size-asian="20pt" style:font-size-complex="20pt"/>
    </style:style>
    <style:style style:name="P8" style:family="paragraph" style:parent-style-name="Standard">
      <style:paragraph-properties fo:text-align="justify" style:justify-single-word="false"/>
      <style:text-properties style:font-name="Liberation Serif" fo:font-size="14pt" officeooo:rsid="000cb9d0" officeooo:paragraph-rsid="000cb9d0" style:font-size-asian="12.25pt" style:font-size-complex="14pt"/>
    </style:style>
    <style:style style:name="P9" style:family="paragraph" style:parent-style-name="Title">
      <style:paragraph-properties fo:break-before="page"/>
    </style:style>
    <style:style style:name="P10" style:family="paragraph" style:parent-style-name="Heading_20_1">
      <style:paragraph-properties fo:text-align="justify" style:justify-single-word="false"/>
      <style:text-properties style:font-name="Liberation Serif" fo:font-weight="normal" style:font-weight-asian="normal" style:font-weight-complex="normal"/>
    </style:style>
    <style:style style:name="P11" style:family="paragraph" style:parent-style-name="Heading_20_1">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12" style:family="paragraph" style:parent-style-name="Heading_20_1">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13" style:family="paragraph" style:parent-style-name="Heading_20_1">
      <style:paragraph-properties fo:text-align="justify" style:justify-single-word="false"/>
      <style:text-properties style:font-name="Liberation Serif" fo:font-size="20pt" fo:font-weight="normal" officeooo:paragraph-rsid="000e4116" style:font-size-asian="20pt" style:font-weight-asian="normal" style:font-size-complex="20pt" style:font-weight-complex="normal"/>
    </style:style>
    <style:style style:name="P14" style:family="paragraph" style:parent-style-name="Heading_20_1">
      <style:paragraph-properties fo:text-align="justify" style:justify-single-word="false"/>
      <style:text-properties style:font-name="Liberation Serif" fo:font-size="20pt" fo:font-weight="normal" officeooo:paragraph-rsid="0022dbe9" style:font-size-asian="20pt" style:font-weight-asian="normal" style:font-size-complex="20pt" style:font-weight-complex="normal"/>
    </style:style>
    <style:style style:name="P15" style:family="paragraph" style:parent-style-name="Heading_20_1">
      <style:paragraph-properties fo:text-align="justify" style:justify-single-word="false"/>
      <style:text-properties style:font-name="Liberation Serif" fo:font-size="20pt" style:font-size-asian="20pt" style:font-size-complex="20pt"/>
    </style:style>
    <style:style style:name="P16" style:family="paragraph" style:parent-style-name="Heading_20_1" style:list-style-name="">
      <style:paragraph-properties fo:text-align="justify" style:justify-single-word="false"/>
      <style:text-properties style:font-name="Liberation Serif"/>
    </style:style>
    <style:style style:name="P17" style:family="paragraph" style:parent-style-name="Heading_20_1">
      <style:paragraph-properties fo:text-align="justify" style:justify-single-word="false" fo:break-before="page"/>
      <style:text-properties style:font-name="Liberation Serif" fo:font-size="20pt" fo:font-weight="normal" style:font-size-asian="20pt" style:font-weight-asian="normal" style:font-size-complex="20pt" style:font-weight-complex="normal"/>
    </style:style>
    <style:style style:name="P18" style:family="paragraph" style:parent-style-name="Heading_20_1">
      <style:paragraph-properties fo:text-align="justify" style:justify-single-word="false" fo:break-before="page"/>
      <style:text-properties style:font-name="Liberation Serif"/>
    </style:style>
    <style:style style:name="P19" style:family="paragraph" style:parent-style-name="Heading_20_1" style:master-page-name="">
      <style:paragraph-properties fo:margin-left="0.801cm" fo:margin-right="0cm" fo:margin-top="0.423cm" fo:margin-bottom="0.212cm" loext:contextual-spacing="false" fo:text-align="justify" style:justify-single-word="false" fo:text-indent="0cm" style:auto-text-indent="false" style:page-number="auto" fo:keep-with-next="always"/>
      <style:text-properties style:font-name="Liberation Serif" fo:font-size="12pt" fo:font-weight="normal" officeooo:rsid="001d8419" officeooo:paragraph-rsid="001f2a4a" style:font-size-asian="12pt" style:font-weight-asian="normal" style:font-size-complex="12pt" style:font-weight-complex="normal"/>
    </style:style>
    <style:style style:name="P20" style:family="paragraph" style:parent-style-name="Heading_20_1" style:master-page-name="">
      <style:paragraph-properties fo:margin-left="0.801cm" fo:margin-right="0cm" fo:margin-top="0.423cm" fo:margin-bottom="0.212cm" loext:contextual-spacing="false" fo:text-align="justify" style:justify-single-word="false" fo:text-indent="0cm" style:auto-text-indent="false" style:page-number="auto" fo:keep-with-next="always"/>
      <style:text-properties style:font-name="Liberation Serif" fo:font-size="12pt" fo:font-weight="normal" officeooo:rsid="001d8419" officeooo:paragraph-rsid="00264170" style:font-size-asian="12pt" style:font-weight-asian="normal" style:font-size-complex="12pt" style:font-weight-complex="normal"/>
    </style:style>
    <style:style style:name="P21" style:family="paragraph" style:parent-style-name="Heading_20_2">
      <style:paragraph-properties fo:margin-left="0.801cm" fo:margin-right="0cm" fo:margin-top="0.423cm" fo:margin-bottom="0.212cm" loext:contextual-spacing="false" fo:text-align="justify" style:justify-single-word="false" fo:text-indent="0cm" style:auto-text-indent="false"/>
      <style:text-properties style:font-name="Liberation Serif" fo:font-size="12pt" fo:font-weight="normal" officeooo:rsid="001d8419" officeooo:paragraph-rsid="001f2a4a"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Liberation Serif" fo:font-size="8pt" style:font-size-asian="8pt" style:font-size-complex="8pt"/>
    </style:style>
    <style:style style:name="P23" style:family="paragraph" style:parent-style-name="Table_20_Contents">
      <style:paragraph-properties fo:text-align="start" style:justify-single-word="false"/>
      <style:text-properties style:font-name="Liberation Serif" fo:font-size="8pt" officeooo:paragraph-rsid="00107f06" style:font-size-asian="8pt" style:font-size-complex="8pt"/>
    </style:style>
    <style:style style:name="P24" style:family="paragraph" style:parent-style-name="Table_20_Contents">
      <style:paragraph-properties fo:text-align="center" style:justify-single-word="false"/>
      <style:text-properties style:font-name="Liberation Serif" fo:font-size="8pt" officeooo:paragraph-rsid="000fa79c" style:font-size-asian="8pt" style:font-size-complex="8pt"/>
    </style:style>
    <style:style style:name="P25" style:family="paragraph" style:parent-style-name="Table_20_Contents">
      <style:paragraph-properties fo:text-align="start" style:justify-single-word="false"/>
      <style:text-properties style:font-name="Liberation Serif" fo:font-size="8pt" officeooo:rsid="000fa79c" officeooo:paragraph-rsid="000fa79c" style:font-size-asian="8pt" style:font-size-complex="8pt"/>
    </style:style>
    <style:style style:name="P26" style:family="paragraph" style:parent-style-name="Table_20_Contents">
      <style:paragraph-properties fo:text-align="start" style:justify-single-word="false"/>
      <style:text-properties style:font-name="Liberation Serif" fo:font-size="8pt" officeooo:rsid="00107f06" officeooo:paragraph-rsid="00107f06" style:font-size-asian="8pt" style:font-size-complex="8pt"/>
    </style:style>
    <style:style style:name="P27" style:family="paragraph" style:parent-style-name="Table_20_Contents">
      <style:paragraph-properties fo:text-align="center" style:justify-single-word="false"/>
      <style:text-properties style:font-name="Liberation Serif" fo:font-size="8pt" fo:font-weight="bold" officeooo:rsid="00107f06" officeooo:paragraph-rsid="00107f06" style:font-size-asian="8pt" style:font-weight-asian="bold" style:font-size-complex="8pt" style:font-weight-complex="bold"/>
    </style:style>
    <style:style style:name="P28" style:family="paragraph" style:parent-style-name="Table_20_Contents">
      <style:paragraph-properties fo:text-align="center"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29" style:family="paragraph" style:parent-style-name="Table_20_Contents">
      <style:paragraph-properties fo:text-align="start" style:justify-single-word="false"/>
      <style:text-properties style:font-name="Liberation Serif" fo:font-size="8pt" fo:font-weight="bold" officeooo:rsid="000fa79c" officeooo:paragraph-rsid="000fa79c" style:font-size-asian="8pt" style:font-weight-asian="bold" style:font-size-complex="8pt" style:font-weight-complex="bold"/>
    </style:style>
    <style:style style:name="P30" style:family="paragraph" style:parent-style-name="Table_20_Contents">
      <style:paragraph-properties fo:text-align="start" style:justify-single-word="false"/>
      <style:text-properties style:font-name="Liberation Serif" fo:font-size="8pt" fo:font-weight="bold" officeooo:rsid="00156a7b" officeooo:paragraph-rsid="00156a7b" style:font-size-asian="8pt" style:font-weight-asian="bold" style:font-size-complex="8pt" style:font-weight-complex="bold"/>
    </style:style>
    <style:style style:name="P31" style:family="paragraph" style:parent-style-name="Table_20_Contents">
      <style:paragraph-properties fo:text-align="start" style:justify-single-word="false"/>
      <style:text-properties style:font-name="Liberation Serif" fo:font-size="8pt" fo:font-weight="bold" officeooo:rsid="00156a7b" officeooo:paragraph-rsid="00107f06" style:font-size-asian="8pt" style:font-weight-asian="bold" style:font-size-complex="8pt" style:font-weight-complex="bold"/>
    </style:style>
    <style:style style:name="P32" style:family="paragraph" style:parent-style-name="Table_20_Contents">
      <style:paragraph-properties fo:text-align="justify" style:justify-single-word="false"/>
      <style:text-properties style:font-name="Liberation Serif" fo:font-size="10pt" fo:font-weight="bold" officeooo:rsid="00154bbf" officeooo:paragraph-rsid="00154bbf" style:font-size-asian="10pt" style:font-weight-asian="bold" style:font-size-complex="10pt" style:font-weight-complex="bold"/>
    </style:style>
    <style:style style:name="P33" style:family="paragraph" style:parent-style-name="Table_20_Contents">
      <style:paragraph-properties fo:text-align="justify" style:justify-single-word="false"/>
      <style:text-properties style:font-name="Liberation Serif" fo:font-size="10pt" fo:font-weight="bold" officeooo:rsid="00150d6f" officeooo:paragraph-rsid="00150d6f" style:font-size-asian="10pt" style:font-weight-asian="bold" style:font-size-complex="10pt" style:font-weight-complex="bold"/>
    </style:style>
    <style:style style:name="P34" style:family="paragraph" style:parent-style-name="Table_20_Contents">
      <style:paragraph-properties fo:text-align="justify" style:justify-single-word="false"/>
      <style:text-properties style:font-name="Liberation Serif" fo:font-size="10pt" fo:font-weight="normal" officeooo:rsid="00150d6f" officeooo:paragraph-rsid="00150d6f" style:font-size-asian="10pt" style:font-weight-asian="normal" style:font-size-complex="10pt" style:font-weight-complex="normal"/>
    </style:style>
    <style:style style:name="P35" style:family="paragraph" style:parent-style-name="Table_20_Contents">
      <style:paragraph-properties fo:text-align="justify" style:justify-single-word="false"/>
      <style:text-properties style:font-name="Liberation Serif" fo:font-size="10pt" officeooo:rsid="00150d6f" officeooo:paragraph-rsid="00150d6f" style:font-size-asian="10pt" style:font-size-complex="10pt"/>
    </style:style>
    <style:style style:name="P36" style:family="paragraph" style:parent-style-name="Table_20_Contents">
      <style:paragraph-properties fo:text-align="justify" style:justify-single-word="false"/>
      <style:text-properties style:font-name="Liberation Serif" fo:font-size="10pt" officeooo:rsid="00150d6f" officeooo:paragraph-rsid="00154bbf" style:font-size-asian="10pt" style:font-size-complex="10pt"/>
    </style:style>
    <style:style style:name="P37" style:family="paragraph" style:parent-style-name="Table_20_Contents">
      <style:paragraph-properties fo:text-align="justify" style:justify-single-word="false"/>
      <style:text-properties style:font-name="Liberation Serif" fo:font-size="10pt" officeooo:rsid="00154bbf" officeooo:paragraph-rsid="00154bbf" style:font-size-asian="10pt" style:font-size-complex="10pt"/>
    </style:style>
    <style:style style:name="P38" style:family="paragraph" style:parent-style-name="Default">
      <style:paragraph-properties fo:text-align="justify" style:justify-single-word="false"/>
      <style:text-properties fo:color="#000000" style:font-name="Liberation Serif" fo:font-size="8pt" fo:font-weight="normal" officeooo:rsid="0012093a" officeooo:paragraph-rsid="0012093a" style:font-size-asian="8pt" style:font-weight-asian="normal" style:font-size-complex="8pt" style:font-weight-complex="normal"/>
    </style:style>
    <style:style style:name="P39" style:family="paragraph" style:parent-style-name="Default">
      <style:paragraph-properties fo:text-align="justify" style:justify-single-word="false"/>
      <style:text-properties fo:color="#000000" style:font-name="Liberation Serif" fo:font-size="8pt" fo:font-weight="normal" officeooo:rsid="00150d6f" officeooo:paragraph-rsid="00150d6f" style:font-size-asian="8pt" style:font-weight-asian="normal" style:font-size-complex="8pt" style:font-weight-complex="normal"/>
    </style:style>
    <style:style style:name="P40" style:family="paragraph" style:parent-style-name="Default">
      <style:paragraph-properties fo:text-align="justify" style:justify-single-word="false"/>
      <style:text-properties style:font-name="Liberation Serif" officeooo:paragraph-rsid="0012093a"/>
    </style:style>
    <style:style style:name="P41" style:family="paragraph" style:parent-style-name="Default">
      <style:paragraph-properties fo:text-align="justify" style:justify-single-word="false"/>
      <style:text-properties style:font-name="Liberation Serif" officeooo:rsid="00150d6f" officeooo:paragraph-rsid="00150d6f"/>
    </style:style>
    <style:style style:name="P42" style:family="paragraph" style:parent-style-name="Default">
      <style:paragraph-properties fo:text-align="justify" style:justify-single-word="false"/>
      <style:text-properties style:font-name="Liberation Serif" officeooo:rsid="00167521" officeooo:paragraph-rsid="00167521"/>
    </style:style>
    <style:style style:name="P43" style:family="paragraph" style:parent-style-name="Default">
      <style:paragraph-properties fo:text-align="justify" style:justify-single-word="false" fo:break-before="page"/>
      <style:text-properties style:font-name="Liberation Serif" fo:font-size="20pt" officeooo:rsid="00167521" officeooo:paragraph-rsid="00167521" style:font-size-asian="20pt" style:font-size-complex="20pt"/>
    </style:style>
    <style:style style:name="P44" style:family="paragraph" style:parent-style-name="Text_20_body" style:list-style-name="">
      <style:paragraph-properties fo:margin-left="0.801cm" fo:margin-right="0cm" fo:margin-top="0.423cm" fo:margin-bottom="0.212cm" loext:contextual-spacing="false" fo:text-align="justify" style:justify-single-word="false" fo:text-indent="0cm" style:auto-text-indent="false"/>
      <style:text-properties style:font-name="Liberation Serif" fo:font-size="12pt" fo:font-weight="normal" officeooo:rsid="001d8419" officeooo:paragraph-rsid="001d8419" style:font-size-asian="12pt" style:font-weight-asian="normal" style:font-size-complex="12pt" style:font-weight-complex="normal"/>
    </style:style>
    <style:style style:name="P45" style:family="paragraph" style:parent-style-name="Text_20_body" style:list-style-name="">
      <style:paragraph-properties fo:margin-left="0.801cm" fo:margin-right="0cm" fo:margin-top="0.423cm" fo:margin-bottom="0.212cm" loext:contextual-spacing="false" fo:text-align="justify" style:justify-single-word="false" fo:text-indent="0cm" style:auto-text-indent="false"/>
      <style:text-properties style:font-name="Liberation Serif" fo:font-size="12pt" fo:font-weight="normal" officeooo:rsid="001f2a4a" officeooo:paragraph-rsid="001f2a4a" style:font-size-asian="12pt" style:font-weight-asian="normal" style:font-size-complex="12pt" style:font-weight-complex="normal"/>
    </style:style>
    <style:style style:name="P46" style:family="paragraph" style:parent-style-name="Text_20_body">
      <style:text-properties style:font-name="Liberation Serif"/>
    </style:style>
    <style:style style:name="P47" style:family="paragraph" style:parent-style-name="Text_20_body">
      <style:paragraph-properties fo:text-align="justify" style:justify-single-word="false"/>
      <style:text-properties style:font-name="Liberation Serif" fo:font-size="12pt" style:font-size-asian="12pt" style:font-size-complex="12pt"/>
    </style:style>
    <style:style style:name="P48" style:family="paragraph" style:parent-style-name="Text_20_body">
      <style:paragraph-properties fo:text-align="justify" style:justify-single-word="false"/>
      <style:text-properties style:font-name="Liberation Serif" fo:font-size="12pt" officeooo:rsid="0020595b" officeooo:paragraph-rsid="0020595b" style:font-size-asian="10.5pt" style:font-size-complex="12pt"/>
    </style:style>
    <style:style style:name="P49" style:family="paragraph" style:parent-style-name="Text_20_body">
      <style:paragraph-properties fo:text-align="justify" style:justify-single-word="false"/>
      <style:text-properties style:font-name="Liberation Serif" fo:font-size="12pt" officeooo:rsid="0020595b" officeooo:paragraph-rsid="00264170" style:font-size-asian="10.5pt" style:font-size-complex="12pt"/>
    </style:style>
    <style:style style:name="P50" style:family="paragraph" style:parent-style-name="Text_20_body">
      <style:paragraph-properties fo:text-align="justify" style:justify-single-word="false"/>
      <style:text-properties style:font-name="Liberation Serif" fo:font-size="12pt" officeooo:rsid="0022dbe9" officeooo:paragraph-rsid="0022dbe9" style:font-size-asian="10.5pt" style:font-size-complex="12pt"/>
    </style:style>
    <style:style style:name="P51" style:family="paragraph" style:parent-style-name="Text_20_body">
      <style:text-properties style:font-name="Liberation Serif" fo:font-size="12pt" officeooo:rsid="0012093a" officeooo:paragraph-rsid="0012093a" style:font-size-asian="10.5pt" style:font-size-complex="12pt"/>
    </style:style>
    <style:style style:name="P52" style:family="paragraph" style:parent-style-name="Text_20_body">
      <style:paragraph-properties fo:text-align="justify" style:justify-single-word="false"/>
      <style:text-properties style:font-name="Liberation Serif" fo:font-size="12pt" officeooo:rsid="001f9e79" officeooo:paragraph-rsid="001f9e79" style:font-size-asian="10.5pt" style:font-size-complex="12pt"/>
    </style:style>
    <style:style style:name="P53" style:family="paragraph" style:parent-style-name="Text_20_body">
      <style:paragraph-properties fo:text-align="justify" style:justify-single-word="false"/>
      <style:text-properties style:font-name="Liberation Serif" fo:font-size="12pt" fo:font-weight="normal" officeooo:rsid="0020595b" officeooo:paragraph-rsid="0020595b" style:font-size-asian="10.5pt" style:font-weight-asian="normal" style:font-size-complex="12pt" style:font-weight-complex="normal"/>
    </style:style>
    <style:style style:name="P54" style:family="paragraph" style:parent-style-name="Text_20_body">
      <style:paragraph-properties fo:text-align="justify" style:justify-single-word="false"/>
      <style:text-properties style:font-name="Liberation Serif" fo:font-size="12pt" fo:font-weight="normal" officeooo:rsid="0022dbe9" officeooo:paragraph-rsid="0022dbe9" style:font-size-asian="10.5pt" style:font-weight-asian="normal" style:font-size-complex="12pt" style:font-weight-complex="normal"/>
    </style:style>
    <style:style style:name="P55" style:family="paragraph" style:parent-style-name="Text_20_body">
      <style:text-properties style:font-name="Liberation Serif" fo:font-size="12pt" fo:font-weight="normal" officeooo:rsid="00138f21" officeooo:paragraph-rsid="00138f21" style:font-size-asian="10.5pt" style:font-weight-asian="normal" style:font-size-complex="12pt" style:font-weight-complex="normal"/>
    </style:style>
    <style:style style:name="P56" style:family="paragraph" style:parent-style-name="Text_20_body">
      <style:text-properties style:font-name="Liberation Serif" fo:font-size="12pt" fo:font-weight="bold" officeooo:rsid="00138f21" officeooo:paragraph-rsid="00138f21" style:font-size-asian="12pt" style:font-weight-asian="bold" style:font-size-complex="12pt" style:font-weight-complex="bold"/>
    </style:style>
    <style:style style:name="P57" style:family="paragraph" style:parent-style-name="Text_20_body">
      <style:paragraph-properties fo:text-align="justify" style:justify-single-word="false"/>
      <style:text-properties style:font-name="Liberation Serif"/>
    </style:style>
    <style:style style:name="P58" style:family="paragraph" style:parent-style-name="Text_20_body">
      <style:paragraph-properties fo:text-align="justify" style:justify-single-word="false"/>
      <style:text-properties style:font-name="Liberation Serif" officeooo:paragraph-rsid="00167521"/>
    </style:style>
    <style:style style:name="P59" style:family="paragraph" style:parent-style-name="Text_20_body">
      <style:text-properties style:font-name="Liberation Serif" officeooo:paragraph-rsid="00167521"/>
    </style:style>
    <style:style style:name="P60" style:family="paragraph" style:parent-style-name="Text_20_body">
      <style:paragraph-properties fo:text-align="justify" style:justify-single-word="false"/>
      <style:text-properties style:font-name="Liberation Serif" fo:font-size="10pt" fo:font-weight="bold" officeooo:rsid="00107f06" officeooo:paragraph-rsid="00156a7b" style:font-size-asian="10pt" style:font-weight-asian="bold" style:font-size-complex="10pt" style:font-weight-complex="bold"/>
    </style:style>
    <style:style style:name="P61" style:family="paragraph" style:parent-style-name="Text_20_body">
      <style:paragraph-properties fo:text-align="justify" style:justify-single-word="false"/>
      <style:text-properties style:font-name="Liberation Serif" fo:font-size="10pt" officeooo:rsid="00107f06" officeooo:paragraph-rsid="0012093a" style:font-size-asian="10pt" style:font-size-complex="10pt"/>
    </style:style>
    <style:style style:name="P62" style:family="paragraph" style:parent-style-name="Text_20_body">
      <style:paragraph-properties fo:text-align="justify" style:justify-single-word="false"/>
      <style:text-properties style:font-name="Liberation Serif" fo:font-size="10pt" fo:font-weight="normal" officeooo:rsid="000e4116" officeooo:paragraph-rsid="00150d6f" style:font-size-asian="10pt" style:font-weight-asian="normal" style:font-size-complex="10pt" style:font-weight-complex="normal"/>
    </style:style>
    <style:style style:name="P63" style:family="paragraph" style:parent-style-name="Text_20_body">
      <style:paragraph-properties fo:text-align="justify" style:justify-single-word="false"/>
      <style:text-properties style:font-name="Liberation Serif" fo:font-size="10pt" fo:font-weight="normal" officeooo:rsid="000e4116" officeooo:paragraph-rsid="00154bbf" style:font-size-asian="10pt" style:font-weight-asian="normal" style:font-size-complex="10pt" style:font-weight-complex="normal"/>
    </style:style>
    <style:style style:name="P64" style:family="paragraph" style:parent-style-name="Text_20_body">
      <style:paragraph-properties fo:text-align="justify" style:justify-single-word="false"/>
      <style:text-properties style:font-name="Liberation Serif" fo:font-size="20pt" fo:font-weight="normal" style:font-size-asian="20pt" style:font-weight-asian="normal" style:font-size-complex="20pt" style:font-weight-complex="normal"/>
    </style:style>
    <style:style style:name="P65" style:family="paragraph" style:parent-style-name="Text_20_body">
      <style:text-properties style:font-name="Liberation Serif" fo:font-size="20pt" fo:font-weight="normal" officeooo:paragraph-rsid="0012093a" style:font-size-asian="20pt" style:font-weight-asian="normal" style:font-size-complex="20pt" style:font-weight-complex="normal"/>
    </style:style>
    <style:style style:name="P66" style:family="paragraph" style:parent-style-name="Text_20_body">
      <style:paragraph-properties fo:text-align="justify" style:justify-single-word="false"/>
      <style:text-properties style:font-name="Liberation Serif" fo:font-size="20pt" fo:font-weight="normal" officeooo:rsid="00138f21" officeooo:paragraph-rsid="00138f21" style:font-size-asian="20pt" style:font-weight-asian="normal" style:font-size-complex="20pt" style:font-weight-complex="normal"/>
    </style:style>
    <style:style style:name="P67" style:family="paragraph" style:parent-style-name="Text_20_body">
      <style:text-properties style:font-name="Liberation Serif" fo:font-weight="bold" officeooo:rsid="0021717e" style:font-weight-asian="bold" style:font-weight-complex="bold"/>
    </style:style>
    <style:style style:name="P68" style:family="paragraph" style:parent-style-name="Text_20_body" style:list-style-name="L1">
      <style:text-properties style:font-name="Liberation Serif"/>
    </style:style>
    <style:style style:name="P69" style:family="paragraph" style:parent-style-name="Text_20_body" style:list-style-name="L1">
      <style:text-properties style:font-name="Liberation Serif" officeooo:rsid="0021717e" officeooo:paragraph-rsid="0021717e"/>
    </style:style>
    <style:style style:name="P70" style:family="paragraph" style:parent-style-name="Text_20_body" style:list-style-name="L2">
      <style:text-properties style:font-name="Liberation Serif"/>
    </style:style>
    <style:style style:name="P71" style:family="paragraph" style:parent-style-name="Text_20_body">
      <style:paragraph-properties fo:text-align="justify" style:justify-single-word="false"/>
      <style:text-properties style:font-name="Liberation Serif" officeooo:rsid="00154bbf" officeooo:paragraph-rsid="00154bbf"/>
    </style:style>
    <style:style style:name="P72" style:family="paragraph" style:parent-style-name="Text_20_body">
      <style:paragraph-properties fo:text-align="justify" style:justify-single-word="false"/>
      <style:text-properties fo:color="#262626" style:font-name="Liberation Serif" fo:font-size="12pt" officeooo:rsid="000e4116" officeooo:paragraph-rsid="000e4116" style:font-size-asian="12pt" style:font-size-complex="12pt"/>
    </style:style>
    <style:style style:name="P73" style:family="paragraph" style:parent-style-name="Text_20_body">
      <style:paragraph-properties fo:text-align="justify" style:justify-single-word="false"/>
      <style:text-properties fo:color="#262626" style:font-name="Liberation Serif" fo:font-size="8pt" fo:font-weight="normal" officeooo:rsid="000e4116" officeooo:paragraph-rsid="00150d6f" style:font-size-asian="8pt" style:font-weight-asian="normal" style:font-size-complex="8pt" style:font-weight-complex="normal"/>
    </style:style>
    <style:style style:name="P74" style:family="paragraph" style:parent-style-name="Text_20_body">
      <style:paragraph-properties fo:text-align="justify" style:justify-single-word="false"/>
      <style:text-properties officeooo:paragraph-rsid="0026b1e1"/>
    </style:style>
    <style:style style:name="P75" style:family="paragraph" style:parent-style-name="Text_20_body">
      <style:text-properties fo:font-size="10pt" officeooo:rsid="0026b1e1" officeooo:paragraph-rsid="0026b1e1" style:font-size-asian="10pt" style:font-size-complex="10pt"/>
    </style:style>
    <style:style style:name="P76" style:family="paragraph" style:parent-style-name="Text_20_body">
      <style:paragraph-properties fo:text-align="justify" style:justify-single-word="false" fo:break-before="page"/>
      <style:text-properties style:font-name="Liberation Serif" fo:font-size="20pt" fo:font-weight="normal" officeooo:rsid="00154bbf" officeooo:paragraph-rsid="00154bbf" style:font-size-asian="20pt" style:font-weight-asian="normal" style:font-size-complex="20pt" style:font-weight-complex="normal"/>
    </style:style>
    <style:style style:name="P77" style:family="paragraph" style:parent-style-name="Text_20_body">
      <style:paragraph-properties fo:margin-left="0.847cm" fo:margin-right="0cm" fo:text-indent="-0.847cm" style:auto-text-indent="false"/>
      <style:text-properties style:font-name="Liberation Serif" fo:font-size="8pt"/>
    </style:style>
    <style:style style:name="P78" style:family="paragraph" style:parent-style-name="Text_20_body">
      <style:paragraph-properties fo:margin-left="0cm" fo:margin-right="0cm" fo:text-indent="0cm" style:auto-text-indent="false"/>
      <style:text-properties style:font-name="Liberation Serif" fo:font-size="8pt" officeooo:rsid="00154bbf"/>
    </style:style>
    <style:style style:name="P79" style:family="paragraph" style:parent-style-name="_5f_code">
      <style:text-properties officeooo:paragraph-rsid="0026b1e1"/>
    </style:style>
    <style:style style:name="P80" style:family="paragraph" style:parent-style-name="First_20_line_20_indent">
      <style:text-properties fo:font-size="10pt" officeooo:paragraph-rsid="0026b1e1" style:font-size-asian="10pt" style:font-size-complex="10pt"/>
    </style:style>
    <style:style style:name="T1" style:family="text">
      <style:text-properties fo:color="#000000" fo:font-size="12pt" fo:font-weight="normal" style:font-size-asian="12pt" style:font-weight-asian="normal" style:font-size-complex="12pt" style:font-weight-complex="normal"/>
    </style:style>
    <style:style style:name="T2" style:family="text">
      <style:text-properties fo:color="#000000" style:text-position="0% 100%" fo:font-size="8pt" fo:font-weight="normal" style:font-size-asian="8pt" style:font-weight-asian="normal" style:font-size-complex="8pt" style:font-weight-complex="normal"/>
    </style:style>
    <style:style style:name="T3" style:family="text">
      <style:text-properties fo:color="#000000" style:text-position="0% 100%" fo:font-size="10pt" fo:font-weight="normal" style:font-size-asian="10pt" style:font-weight-asian="normal" style:font-size-complex="10pt" style:font-weight-complex="normal"/>
    </style:style>
    <style:style style:name="T4" style:family="text">
      <style:text-properties fo:color="#000000" fo:font-size="8pt" fo:font-weight="normal" style:font-size-asian="8pt" style:font-weight-asian="normal" style:font-size-complex="8pt" style:font-weight-complex="normal"/>
    </style:style>
    <style:style style:name="T5" style:family="text">
      <style:text-properties fo:color="#000000" fo:font-size="8pt" fo:font-weight="normal" officeooo:rsid="0012093a" style:font-size-asian="8pt" style:font-weight-asian="normal" style:font-size-complex="8pt" style:font-weight-complex="normal"/>
    </style:style>
    <style:style style:name="T6" style:family="text">
      <style:text-properties fo:color="#000000" fo:font-size="10pt" fo:font-weight="normal" style:font-size-asian="10pt" style:font-weight-asian="normal" style:font-size-complex="10pt" style:font-weight-complex="normal"/>
    </style:style>
    <style:style style:name="T7" style:family="text">
      <style:text-properties fo:color="#000000" fo:font-size="10pt" fo:font-weight="normal" officeooo:rsid="0012093a" style:font-size-asian="10pt" style:font-weight-asian="normal" style:font-size-complex="10pt" style:font-weight-complex="normal"/>
    </style:style>
    <style:style style:name="T8" style:family="text">
      <style:text-properties officeooo:rsid="000cb9d0"/>
    </style:style>
    <style:style style:name="T9" style:family="text">
      <style:text-properties fo:color="#262626"/>
    </style:style>
    <style:style style:name="T10" style:family="text">
      <style:text-properties fo:color="#262626" officeooo:rsid="000e4116"/>
    </style:style>
    <style:style style:name="T11" style:family="text">
      <style:text-properties fo:color="#262626" officeooo:rsid="00138f21"/>
    </style:style>
    <style:style style:name="T12" style:family="text">
      <style:text-properties fo:color="#262626" officeooo:rsid="00154bbf"/>
    </style:style>
    <style:style style:name="T13" style:family="text">
      <style:text-properties fo:color="#262626" fo:font-weight="bold" style:font-weight-asian="bold" style:font-weight-complex="bold"/>
    </style:style>
    <style:style style:name="T14" style:family="text">
      <style:text-properties fo:color="#262626" fo:font-weight="bold" officeooo:rsid="00138f21" style:font-weight-asian="bold" style:font-weight-complex="bold"/>
    </style:style>
    <style:style style:name="T15" style:family="text">
      <style:text-properties fo:color="#262626" fo:font-size="12pt" fo:font-weight="bold" style:font-size-asian="12pt" style:font-weight-asian="bold" style:font-size-complex="12pt" style:font-weight-complex="bold"/>
    </style:style>
    <style:style style:name="T16" style:family="text">
      <style:text-properties fo:color="#262626" fo:font-size="12pt" fo:font-weight="bold" officeooo:rsid="00138f21" style:font-size-asian="12pt" style:font-weight-asian="bold" style:font-size-complex="12pt" style:font-weight-complex="bold"/>
    </style:style>
    <style:style style:name="T17" style:family="text">
      <style:text-properties fo:color="#262626" fo:font-size="12pt" fo:font-weight="normal" style:font-size-asian="12pt" style:font-weight-asian="normal" style:font-size-complex="12pt" style:font-weight-complex="normal"/>
    </style:style>
    <style:style style:name="T18" style:family="text">
      <style:text-properties fo:color="#262626" fo:font-size="12pt" officeooo:rsid="0026b1e1" style:font-size-asian="12pt" style:font-size-complex="12pt"/>
    </style:style>
    <style:style style:name="T19" style:family="text">
      <style:text-properties fo:color="#262626" fo:font-size="12pt" style:font-size-asian="12pt" style:font-size-complex="12pt"/>
    </style:style>
    <style:style style:name="T20" style:family="text">
      <style:text-properties fo:font-size="20pt" fo:font-weight="normal" style:font-size-asian="20pt" style:font-weight-asian="normal" style:font-size-complex="20pt" style:font-weight-complex="normal"/>
    </style:style>
    <style:style style:name="T21" style:family="text">
      <style:text-properties fo:font-size="20pt" fo:font-weight="normal" officeooo:rsid="00154bbf" style:font-size-asian="20pt" style:font-weight-asian="normal" style:font-size-complex="20pt" style:font-weight-complex="normal"/>
    </style:style>
    <style:style style:name="T22" style:family="text">
      <style:text-properties fo:font-size="20pt" fo:font-weight="normal" officeooo:rsid="000e4116" style:font-size-asian="20pt" style:font-weight-asian="normal" style:font-size-complex="20pt" style:font-weight-complex="normal"/>
    </style:style>
    <style:style style:name="T23" style:family="text">
      <style:text-properties fo:font-size="20pt" fo:font-weight="normal" officeooo:rsid="0020595b" style:font-size-asian="20pt" style:font-weight-asian="normal" style:font-size-complex="20pt" style:font-weight-complex="normal"/>
    </style:style>
    <style:style style:name="T24" style:family="text">
      <style:text-properties officeooo:rsid="00107f06"/>
    </style:style>
    <style:style style:name="T25" style:family="text">
      <style:text-properties fo:font-size="10pt" officeooo:rsid="0012093a" style:font-size-asian="10pt" style:font-size-complex="10pt"/>
    </style:style>
    <style:style style:name="T26" style:family="text">
      <style:text-properties officeooo:rsid="0012093a"/>
    </style:style>
    <style:style style:name="T27" style:family="text">
      <style:text-properties fo:font-weight="bold" style:font-weight-asian="bold" style:font-weight-complex="bold"/>
    </style:style>
    <style:style style:name="T28" style:family="text">
      <style:text-properties fo:font-weight="bold" officeooo:rsid="00156a7b"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0138f21" style:font-weight-asian="normal" style:font-weight-complex="normal"/>
    </style:style>
    <style:style style:name="T31" style:family="text">
      <style:text-properties fo:font-weight="normal" officeooo:rsid="001f2a4a" style:font-weight-asian="normal" style:font-weight-complex="normal"/>
    </style:style>
    <style:style style:name="T32" style:family="text">
      <style:text-properties fo:font-weight="normal" officeooo:rsid="0021717e" style:font-weight-asian="normal" style:font-weight-complex="normal"/>
    </style:style>
    <style:style style:name="T33" style:family="text">
      <style:text-properties fo:font-weight="normal" officeooo:rsid="0022901d" style:font-weight-asian="normal" style:font-weight-complex="normal"/>
    </style:style>
    <style:style style:name="T34" style:family="text">
      <style:text-properties fo:font-weight="normal" officeooo:rsid="00239845" style:font-weight-asian="normal" style:font-weight-complex="normal"/>
    </style:style>
    <style:style style:name="T35" style:family="text">
      <style:text-properties fo:font-weight="normal" officeooo:rsid="001f9e79" style:font-weight-asian="normal" style:font-weight-complex="normal"/>
    </style:style>
    <style:style style:name="T36" style:family="text">
      <style:text-properties officeooo:rsid="00138f21"/>
    </style:style>
    <style:style style:name="T37" style:family="text">
      <style:text-properties style:text-position="super 58%"/>
    </style:style>
    <style:style style:name="T38" style:family="text">
      <style:text-properties officeooo:rsid="00156a7b"/>
    </style:style>
    <style:style style:name="T39" style:family="text">
      <style:text-properties officeooo:rsid="0015f551"/>
    </style:style>
    <style:style style:name="T40" style:family="text">
      <style:text-properties fo:font-size="12pt" fo:font-weight="normal" officeooo:rsid="00156a7b" style:font-size-asian="10.5pt" style:font-weight-asian="normal" style:font-size-complex="12pt" style:font-weight-complex="normal"/>
    </style:style>
    <style:style style:name="T41" style:family="text">
      <style:text-properties fo:font-size="12pt" fo:font-weight="normal" officeooo:rsid="001657c9" style:font-size-asian="10.5pt" style:font-weight-asian="normal" style:font-size-complex="12pt" style:font-weight-complex="normal"/>
    </style:style>
    <style:style style:name="T42" style:family="text">
      <style:text-properties fo:font-size="12pt" fo:font-weight="normal" officeooo:rsid="001bebc3" style:font-size-asian="10.5pt" style:font-weight-asian="normal" style:font-size-complex="12pt" style:font-weight-complex="normal"/>
    </style:style>
    <style:style style:name="T43" style:family="text">
      <style:text-properties officeooo:rsid="001657c9"/>
    </style:style>
    <style:style style:name="T44" style:family="text">
      <style:text-properties officeooo:rsid="00167521"/>
    </style:style>
    <style:style style:name="T45" style:family="text">
      <style:text-properties officeooo:rsid="0017c472"/>
    </style:style>
    <style:style style:name="T46" style:family="text">
      <style:text-properties style:text-position="0% 100%" fo:font-weight="normal" style:font-weight-asian="normal" style:font-weight-complex="normal"/>
    </style:style>
    <style:style style:name="T47" style:family="text">
      <style:text-properties style:text-position="0% 100%" officeooo:rsid="0012093a"/>
    </style:style>
    <style:style style:name="T48" style:family="text">
      <style:text-properties fo:font-style="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officeooo:rsid="001d8419"/>
    </style:style>
    <style:style style:name="T51" style:family="text">
      <style:text-properties officeooo:rsid="0022dbe9"/>
    </style:style>
    <style:style style:name="T52" style:family="text">
      <style:text-properties officeooo:rsid="00264170"/>
    </style:style>
    <style:style style:name="T53" style:family="text">
      <style:text-properties officeooo:rsid="0026b1e1"/>
    </style:style>
    <style:style style:name="T54" style:family="text">
      <style:text-properties style:font-name="Liberation Serif" officeooo:rsid="0026b1e1"/>
    </style:style>
    <style:style style:name="T55" style:family="text">
      <style:text-properties officeooo:rsid="0027cc9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Tietorakenteet ja algoritmit: Harjoitustyö</text:p>
      <text:p text:style-name="P6">Vertaileva <text:span text:style-name="T45">a</text:span>nalyysi viiden eri järjestämisalgoritmin nopeudesta</text:p>
      <text:p text:style-name="P4">Tekijä: Marko Mäkinen, markoma@iki.fi</text:p>
      <text:p text:style-name="P4">Palautettu 7.9.2014</text:p>
      <text:p text:style-name="P5"/>
      <text:p text:style-name="P5"/>
      <text:p text:style-name="P5"/>
      <text:p text:style-name="P7"/>
      <text:p text:style-name="P8"/>
      <text:p text:style-name="P9">Tiivistelmä</text:p>
      <text:p text:style-name="P47">Tämän harjoitustyön tavoitteena on testata yleisimpiä, mutta er<text:span text:style-name="T26">i</text:span> <text:span text:style-name="T50">menetelmillä</text:span> toimivia järjestä<text:span text:style-name="T8">mis</text:span>algoritme<text:span text:style-name="T8">ja</text:span> <text:span text:style-name="T8">ja analysoida näiden toimintaa erilaisissa järjestämis- skenaarioissa. J</text:span><text:span text:style-name="T9">ärjestämisalgoritmien toiminnasta </text:span><text:span text:style-name="T10">on</text:span><text:span text:style-name="T9"> määrite</text:span><text:span text:style-name="T10">lty</text:span><text:span text:style-name="T9"> aika- ja tilavaativuus, sekä </text:span><text:span text:style-name="T10">suoritus</text:span><text:span text:style-name="T9">mitat</text:span><text:span text:style-name="T10">tu</text:span><text:span text:style-name="T9"> aikaa </text:span><text:span text:style-name="T10">useilla eri</text:span><text:span text:style-name="T9"> järjestysskenaariolla, </text:span><text:span text:style-name="T10">joita ovat muun muassa</text:span><text:span text:style-name="T9">; epäjärjestys, melkein järjestetty, päinvastainen järjestys ja järjestetty. </text:span></text:p>
      <text:p text:style-name="P72">Testattavia algoritmeja ovat lisäysjärjestäminen (insertion sort), kuplajärjestäminen (bubble sort), pikajärjestäminen (quick sort), lomitusjärjestäminen (merge sort) sekä valintajärjestäminen (selection sort). </text:p>
      <text:p text:style-name="P47"/>
      <text:p text:style-name="P57"/>
      <text:p text:style-name="P57"/>
      <text:h text:style-name="P10" text:outline-level="1"/>
      <text:h text:style-name="P10" text:outline-level="1"/>
      <text:h text:style-name="P17" text:outline-level="1">Johdanto</text:h>
      <text:h text:style-name="P19" text:outline-level="1">Harjoitustyössä testataan yleisimpien järjestämisalgoritmien suoritusnopeutta sekä analysoidaan näiden käyttäytymistä erilaisissa järjestämistilanteissa. Tässä dokumentissa käsitellään järjestämisalgoritmeja yleisesti ja miksi on valittu juuri nämä algoritmit. Jokaista valittua algoritmia tutkaillaan lähemmin kysyen: miksi tämä on hyvä tai huono ja minkälaisissa sovelluksissa tätä voidaan hyödyntää.</text:h>
      <text:h text:style-name="P21" text:outline-level="1">Harjoitustyössä testattaviksi järjestämisalgoritmeiksi on valittu <text:span text:style-name="T52">kuplajärjestäminen </text:span>(bubble sort), lisäysjärjestäminen (insertion sort), Pikajärjestäminen (Quicksort), lomitusjärjestäminen (merge sort) ja valintajärjestäminen (selection sort). Valituista algoritmeista <text:span text:style-name="T52">kahden aikavaativuus on O(n log n) näin erottuen selkeästi muista testattavista algoritmeista, joiden meridiaani aikavaativuudet ovat luokkaa O(n2).</text:span></text:h>
      <text:h text:style-name="P44" text:outline-level="1">Järjestämisskenaarioiksi on valittu hyvin monipuolinen joukko taulukoita. Monipuolisuuden tavoitteena on löytää kullekin algoritmille ne huonoimmat ja parhaimmat tilanteet. Erilaisia taulukkoja on viisi kappaletta: <text:span text:style-name="T52">s</text:span>atunnainen (ei-duplikaatteja), satunnainen (<text:span text:style-name="T52">vain </text:span>numerot <text:span text:style-name="T52">n = </text:span>0..4), melkein järjestetty (5 – 10 % epäjärjestyksessä), järjestetty <text:s/>ja käänteinen järjestys. </text:h>
      <text:h text:style-name="P45" text:outline-level="1">Tässä harjoitustyössä käsitellään ensisijaisesti järjestämisnopeutta. Tilan tarvetta ei ole mitattu <text:span text:style-name="T52">sen monimutkaisen mittaustavan vuoksi</text:span>, mutta jokaisesta järjestämisalgoritmista on <text:span text:style-name="T52">tilavaativuus </text:span>määritelty yksityiskohtaisemmassa tarkastelussa.</text:h>
      <text:h text:style-name="P20" text:outline-level="1"><text:span text:style-name="T52">Testausohjelma</text:span> <text:span text:style-name="T52">ja algoritmit </text:span>on kokonaisuudessaan ohjelmoitu Javalla. <text:s/></text:h>
      <text:h text:style-name="P11" text:outline-level="1"/>
      <text:h text:style-name="P12" text:outline-level="1"/>
      <text:h text:style-name="P16" text:outline-level="1"/>
      <text:h text:style-name="P18" text:outline-level="1"><text:span text:style-name="T20">Järjestä</text:span><text:span text:style-name="T21">mis</text:span><text:span text:style-name="T20">algoritmit</text:span></text:h>
      <text:p text:style-name="P57"/>
      <text:p text:style-name="P46"><text:span text:style-name="T38">Järjestämisalgoritmit voidaan jakaa kahteen eri yläluokkaan: Vertailevat ja ei-vertailevat. Vertailevat algoritmit ovat järjestämisalgoritmeja, jotka vertailevat kahta elementtiä keskenään (Yleensä ”pienempi tai yhtä suuri kuin” operaattorilla) [wikipedia:</text:span><text:span text:style-name="T1">Comparison sort</text:span><text:span text:style-name="T39">]. <text:s/>Ei-vertailevien algoritmien toiminta perustuu osittaiseen esitietoon järjestettävistä alkiosta, kuten data-alue. </text:span></text:p>
      <text:p text:style-name="P59"><text:span text:style-name="T44">Järjestämisalgoritmit voidaan jakaa luokkiin käytetyn järjestämismenetelmän mukaisesti. Tässä harjoitustyössä käsiteltyjä järjestämismenetelmiä ovat jakojärjestäjät (exchange sorts), lisäysjärjestäjät (insertion sorts), </text:span>valintajärjestäjät (selection sorts) ja lomitusjärjestäjät (merge sorts). Näiden lisäksi on luokiteltu <text:span text:style-name="T44">muun muassa</text:span> <text:span text:style-name="T44">d</text:span>istribution sorts, <text:span text:style-name="T44">c</text:span>oncurrent sorts ja <text:span text:style-name="T44">h</text:span>ybrid sorts. <text:span text:style-name="T45">Niin ikään voidaan järjestämisalgoritmit jakaa rekursiivisiin ja ei-rekursiivisiin <text:s/>eli iteratiivisiin algoritmeihin. </text:span></text:p>
      <text:p text:style-name="P59"/>
      <text:p text:style-name="P60"><text:span text:style-name="T25">Taulukko 1: Järjestämisalgoritmien luokittelu järjestämismenetelmien mukaan. </text:span><text:reference-mark-start text:name="ADDIN CSL_CITATION {&quot;mendeley&quot;: {&quot;previouslyFormattedCitation&quot;: &quot;(Ocampo 2008)&quot;}, &quot;schema&quot;: &quot;https://github.com/citation-style-language/schema/raw/master/csl-citation.json&quot;, &quot;citationItems&quot;: [{&quot;itemData&quot;: {&quot;container-title&quot;: &quot;International Baccalaureate Extended \u2026&quot;, &quot;note&quot;: &quot;Taulukko 1!&quot;, &quot;title&quot;: &quot;An empirical comparison of the runtime of five sorting algorithms&quot;, &quot;type&quot;: &quot;article-journal&quot;, &quot;issued&quot;: {&quot;date-parts&quot;: [[&quot;2008&quot;]]}, &quot;author&quot;: [{&quot;suffix&quot;: &quot;&quot;, &quot;parse-names&quot;: false, &quot;given&quot;: &quot;JP&quot;, &quot;non-dropping-particle&quot;: &quot;&quot;, &quot;family&quot;: &quot;Ocampo&quot;, &quot;dropping-particle&quot;: &quot;&quot;}], &quot;id&quot;: &quot;ITEM-1&quot;}, &quot;id&quot;: &quot;ITEM-1&quot;, &quot;uris&quot;: [&quot;http://www.mendeley.com/documents/?uuid=5cc8562c-bd3f-4512-99ea-fba65461404f&quot;]}], &quot;properties&quot;: {&quot;noteIndex&quot;: 0}} RNDBLOvybuaWg"/><text:span text:style-name="T47">(Ocampo 2008)</text:span><text:reference-mark-end text:name="ADDIN CSL_CITATION {&quot;mendeley&quot;: {&quot;previouslyFormattedCitation&quot;: &quot;(Ocampo 2008)&quot;}, &quot;schema&quot;: &quot;https://github.com/citation-style-language/schema/raw/master/csl-citation.json&quot;, &quot;citationItems&quot;: [{&quot;itemData&quot;: {&quot;container-title&quot;: &quot;International Baccalaureate Extended \u2026&quot;, &quot;note&quot;: &quot;Taulukko 1!&quot;, &quot;title&quot;: &quot;An empirical comparison of the runtime of five sorting algorithms&quot;, &quot;type&quot;: &quot;article-journal&quot;, &quot;issued&quot;: {&quot;date-parts&quot;: [[&quot;2008&quot;]]}, &quot;author&quot;: [{&quot;suffix&quot;: &quot;&quot;, &quot;parse-names&quot;: false, &quot;given&quot;: &quot;JP&quot;, &quot;non-dropping-particle&quot;: &quot;&quot;, &quot;family&quot;: &quot;Ocampo&quot;, &quot;dropping-particle&quot;: &quot;&quot;}], &quot;id&quot;: &quot;ITEM-1&quot;}, &quot;id&quot;: &quot;ITEM-1&quot;, &quot;uris&quot;: [&quot;http://www.mendeley.com/documents/?uuid=5cc8562c-bd3f-4512-99ea-fba65461404f&quot;]}], &quot;properties&quot;: {&quot;noteIndex&quot;: 0}} RNDBLOvybuaWg"/><text:span text:style-name="T25">⁠ </text:span><text:span text:style-name="T44">Valitut järjestämisalgoritmit on lihavoitu. </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2"/>
          </table:table-cell>
          <table:table-cell table:style-name="Table1.B1" table:number-columns-spanned="4" office:value-type="string">
            <text:p text:style-name="P27">Vertailevat</text:p>
          </table:table-cell>
          <table:covered-table-cell/>
          <table:covered-table-cell/>
          <table:covered-table-cell/>
          <table:table-cell table:style-name="Table1.B1" table:number-rows-spanned="2" office:value-type="string">
            <text:p text:style-name="P24"/>
            <text:p text:style-name="P28">Ei-vertailevat</text:p>
          </table:table-cell>
        </table:table-row>
        <table:table-row>
          <table:table-cell table:style-name="Table1.A1" office:value-type="string">
            <text:p text:style-name="P25"/>
          </table:table-cell>
          <table:table-cell table:style-name="Table1.B2" office:value-type="string">
            <text:p text:style-name="P29">Vaihtojärjestä<text:span text:style-name="T24">jät (jako)</text:span></text:p>
          </table:table-cell>
          <table:table-cell table:style-name="Table1.B2" office:value-type="string">
            <text:p text:style-name="P29">Lisäysjärjestä<text:span text:style-name="T24">jät</text:span></text:p>
          </table:table-cell>
          <table:table-cell table:style-name="Table1.B2" office:value-type="string">
            <text:p text:style-name="P29">Valintajärjestä<text:span text:style-name="T24">jät</text:span></text:p>
          </table:table-cell>
          <table:table-cell table:style-name="Table1.B2" office:value-type="string">
            <text:p text:style-name="P29">Lomitusjärjes<text:span text:style-name="T24">täjät</text:span></text:p>
          </table:table-cell>
          <table:covered-table-cell/>
        </table:table-row>
        <table:table-row>
          <table:table-cell table:style-name="Table1.B1" office:value-type="string">
            <text:p text:style-name="P29">Iter<text:span text:style-name="T36">atiiviset</text:span></text:p>
          </table:table-cell>
          <table:table-cell table:style-name="Table1.B3" office:value-type="string">
            <text:p text:style-name="P23"><text:span text:style-name="T28">Kuplajärjestäminen,</text:span><text:span text:style-name="T27"> </text:span>Cocktail/shaker sort, Comb sort, Gnome sort</text:p>
            <text:p text:style-name="P22"/>
          </table:table-cell>
          <table:table-cell table:style-name="Table1.C3" office:value-type="string">
            <text:p text:style-name="P23">Linear insertion sort, Binary <text:span text:style-name="T44">sort,</text:span> <text:span text:style-name="T28">Lisäysjärjestäminen</text:span><text:span text:style-name="T27"> </text:span></text:p>
            <text:p text:style-name="P23">Shell sort</text:p>
          </table:table-cell>
          <table:table-cell table:style-name="Table1.D3" office:value-type="string">
            <text:p text:style-name="P26"><text:span text:style-name="T28">Valintajärjestäminen, </text:span><text:span text:style-name="T27"><text:s/></text:span>Heap sort</text:p>
          </table:table-cell>
          <table:table-cell table:style-name="Table1.E3" office:value-type="string">
            <text:p text:style-name="P26">In-place merge sort</text:p>
          </table:table-cell>
          <table:table-cell table:style-name="Table1.F3" office:value-type="string">
            <text:p text:style-name="P22"/>
          </table:table-cell>
        </table:table-row>
        <table:table-row table:style-name="Table1.4">
          <table:table-cell table:style-name="Table1.B1" office:value-type="string">
            <text:p text:style-name="P29">Rekursiiviset</text:p>
          </table:table-cell>
          <table:table-cell table:style-name="Table1.B4" office:value-type="string">
            <text:p text:style-name="P30">Pikajärjestäminen</text:p>
          </table:table-cell>
          <table:table-cell table:style-name="Table1.C4" office:value-type="string">
            <text:p text:style-name="P26">Library sort</text:p>
          </table:table-cell>
          <table:table-cell table:style-name="Table1.D4" office:value-type="string">
            <text:p text:style-name="P26">Tree sort</text:p>
          </table:table-cell>
          <table:table-cell table:style-name="Table1.E4" office:value-type="string">
            <text:p text:style-name="P31">Klassinen Lomitusjärjestäminen</text:p>
          </table:table-cell>
          <table:table-cell table:style-name="Table1.F4" office:value-type="string">
            <text:p text:style-name="P22">Radix sort, Bucket sort, <text:span text:style-name="T38">Laskemisjärjestäminen</text:span></text:p>
          </table:table-cell>
        </table:table-row>
      </table:table>
      <text:p text:style-name="P57"/>
      <text:p text:style-name="P61"/>
      <text:p text:style-name="P57"/>
      <text:p text:style-name="P38"/>
      <text:p text:style-name="P40"/>
      <text:p text:style-name="P40"/>
      <text:p text:style-name="P40"/>
      <text:p text:style-name="P41"/>
      <text:p text:style-name="P43">Testattavat järjestämisalgoritmit</text:p>
      <text:p text:style-name="P42"/>
      <text:p text:style-name="P58"><text:span text:style-name="T41">Tähän a</text:span><text:span text:style-name="T40">nalyysiin valitut järjestämisalgoritmit on valittu mukaan, koska ne ovat tunnetuimpia ja yleisimmin käytetyimpiä algoritmeja. </text:span><text:span text:style-name="T42">N</text:span><text:span text:style-name="T40">e kaikki edustavat eri järjestämismenetelmiä (ks. Taulukko 1),</text:span><text:span text:style-name="T42"> sekä</text:span><text:span text:style-name="T41"> ne kuuluvat vertailevien järjestämisalgoritmien joukkoon. </text:span></text:p>
      <text:p text:style-name="P41"/>
      <text:p text:style-name="P41"><text:span text:style-name="T7">T</text:span><text:span text:style-name="T6">aulukko 2: Testattavien järjestämisalgoritmien vertailu </text:span><text:reference-mark-start text:name="ADDIN CSL_CITATION {&quot;mendeley&quot;: {&quot;previouslyFormattedCitation&quot;: &quot;(Flore\u0301en 2014)&quot;}, &quot;schema&quot;: &quot;https://github.com/citation-style-language/schema/raw/master/csl-citation.json&quot;, &quot;citationItems&quot;: [{&quot;itemData&quot;: {&quot;type&quot;: &quot;article-journal&quot;, &quot;issued&quot;: {&quot;date-parts&quot;: [[&quot;2014&quot;]]}, &quot;author&quot;: [{&quot;suffix&quot;: &quot;&quot;, &quot;parse-names&quot;: false, &quot;given&quot;: &quot;Patrik (HIT)&quot;, &quot;non-dropping-particle&quot;: &quot;&quot;, &quot;family&quot;: &quot;Flore\u0301en&quot;, &quot;dropping-particle&quot;: &quot;&quot;}], &quot;id&quot;: &quot;ITEM-1&quot;, &quot;title&quot;: &quot;58131 Tietorakenteet ja algoritmit&quot;}, &quot;id&quot;: &quot;ITEM-1&quot;, &quot;uris&quot;: [&quot;http://www.mendeley.com/documents/?uuid=a6353a11-f8b8-43f4-90d4-d5f1291c3202&quot;]}], &quot;properties&quot;: {&quot;noteIndex&quot;: 0}} RND8XHyLjmeEd"/><text:span text:style-name="T3">(Floréen 2014)</text:span><text:reference-mark-end text:name="ADDIN CSL_CITATION {&quot;mendeley&quot;: {&quot;previouslyFormattedCitation&quot;: &quot;(Flore\u0301en 2014)&quot;}, &quot;schema&quot;: &quot;https://github.com/citation-style-language/schema/raw/master/csl-citation.json&quot;, &quot;citationItems&quot;: [{&quot;itemData&quot;: {&quot;type&quot;: &quot;article-journal&quot;, &quot;issued&quot;: {&quot;date-parts&quot;: [[&quot;2014&quot;]]}, &quot;author&quot;: [{&quot;suffix&quot;: &quot;&quot;, &quot;parse-names&quot;: false, &quot;given&quot;: &quot;Patrik (HIT)&quot;, &quot;non-dropping-particle&quot;: &quot;&quot;, &quot;family&quot;: &quot;Flore\u0301en&quot;, &quot;dropping-particle&quot;: &quot;&quot;}], &quot;id&quot;: &quot;ITEM-1&quot;, &quot;title&quot;: &quot;58131 Tietorakenteet ja algoritmit&quot;}, &quot;id&quot;: &quot;ITEM-1&quot;, &quot;uris&quot;: [&quot;http://www.mendeley.com/documents/?uuid=a6353a11-f8b8-43f4-90d4-d5f1291c3202&quot;]}], &quot;properties&quot;: {&quot;noteIndex&quot;: 0}} RND8XHyLjmeEd"/><text:span text:style-name="T4">⁠</text:span></text:p>
      <text:p text:style-name="P39"/>
      <table:table table:name="Table2" table:style-name="Table2">
        <table:table-column table:style-name="Table2.A"/>
        <table:table-column table:style-name="Table2.B"/>
        <table:table-column table:style-name="Table2.C" table:number-columns-repeated="2"/>
        <table:table-column table:style-name="Table2.E"/>
        <table:table-row>
          <table:table-cell table:style-name="Table2.A1" office:value-type="string">
            <text:p text:style-name="P32">Järjestämisalgoritmi</text:p>
          </table:table-cell>
          <table:table-cell table:style-name="Table2.A1" office:value-type="string">
            <text:p text:style-name="P33">Keskiarvo</text:p>
          </table:table-cell>
          <table:table-cell table:style-name="Table2.A1" office:value-type="string">
            <text:p text:style-name="P33">Huonoin tapaus</text:p>
          </table:table-cell>
          <table:table-cell table:style-name="Table2.A1" office:value-type="string">
            <text:p text:style-name="P33">Menetelmä</text:p>
          </table:table-cell>
          <table:table-cell table:style-name="Table2.E1" office:value-type="string">
            <text:p text:style-name="P32">Vakaa</text:p>
          </table:table-cell>
        </table:table-row>
        <table:table-row>
          <table:table-cell table:style-name="Table2.A2" office:value-type="string">
            <text:p text:style-name="P34">Kuplajärjestäminen</text:p>
          </table:table-cell>
          <table:table-cell table:style-name="Table2.A2" office:value-type="string">
            <text:p text:style-name="P35">O(n<text:span text:style-name="T37">2</text:span>)</text:p>
          </table:table-cell>
          <table:table-cell table:style-name="Table2.A2" office:value-type="string">
            <text:p text:style-name="P36">O(n<text:span text:style-name="T37">2</text:span>)</text:p>
          </table:table-cell>
          <table:table-cell table:style-name="Table2.A2" office:value-type="string">
            <text:p text:style-name="P37">Vaihtojärjestäjä</text:p>
          </table:table-cell>
          <table:table-cell table:style-name="Table2.E2" office:value-type="string">
            <text:p text:style-name="P37">on</text:p>
          </table:table-cell>
        </table:table-row>
        <table:table-row>
          <table:table-cell table:style-name="Table2.A2" office:value-type="string">
            <text:p text:style-name="P62"><text:span text:style-name="T12">L</text:span><text:span text:style-name="T9">isäysjärjestäminen</text:span></text:p>
          </table:table-cell>
          <table:table-cell table:style-name="Table2.A2" office:value-type="string">
            <text:p text:style-name="P36">O(n<text:span text:style-name="T37">2</text:span>)</text:p>
          </table:table-cell>
          <table:table-cell table:style-name="Table2.A2" office:value-type="string">
            <text:p text:style-name="P36">O(n<text:span text:style-name="T37">2</text:span>)</text:p>
          </table:table-cell>
          <table:table-cell table:style-name="Table2.A2" office:value-type="string">
            <text:p text:style-name="P37">Lisäysjärjestäjä</text:p>
          </table:table-cell>
          <table:table-cell table:style-name="Table2.E2" office:value-type="string">
            <text:p text:style-name="P37">on</text:p>
          </table:table-cell>
        </table:table-row>
        <table:table-row>
          <table:table-cell table:style-name="Table2.A2" office:value-type="string">
            <text:p text:style-name="P63"><text:span text:style-name="T12">P</text:span><text:span text:style-name="T9">ikajärjestäminen</text:span></text:p>
          </table:table-cell>
          <table:table-cell table:style-name="Table2.A2" office:value-type="string">
            <text:p text:style-name="P37">O(n log n)</text:p>
          </table:table-cell>
          <table:table-cell table:style-name="Table2.A2" office:value-type="string">
            <text:p text:style-name="P36">O(n<text:span text:style-name="T37">2</text:span>)</text:p>
          </table:table-cell>
          <table:table-cell table:style-name="Table2.A2" office:value-type="string">
            <text:p text:style-name="P37">Jakojärjestäjä</text:p>
          </table:table-cell>
          <table:table-cell table:style-name="Table2.E2" office:value-type="string">
            <text:p text:style-name="P37">ei</text:p>
          </table:table-cell>
        </table:table-row>
        <table:table-row>
          <table:table-cell table:style-name="Table2.A2" office:value-type="string">
            <text:p text:style-name="P63"><text:span text:style-name="T12">L</text:span><text:span text:style-name="T9">omitusjärjestäminen</text:span></text:p>
          </table:table-cell>
          <table:table-cell table:style-name="Table2.A2" office:value-type="string">
            <text:p text:style-name="P37">O(n log n)</text:p>
          </table:table-cell>
          <table:table-cell table:style-name="Table2.A2" office:value-type="string">
            <text:p text:style-name="P37">O(n log n)</text:p>
          </table:table-cell>
          <table:table-cell table:style-name="Table2.A2" office:value-type="string">
            <text:p text:style-name="P37">Lomitusjärjestäjä</text:p>
          </table:table-cell>
          <table:table-cell table:style-name="Table2.E2" office:value-type="string">
            <text:p text:style-name="P37">on</text:p>
          </table:table-cell>
        </table:table-row>
        <table:table-row>
          <table:table-cell table:style-name="Table2.A2" office:value-type="string">
            <text:p text:style-name="P63"><text:span text:style-name="T12">V</text:span><text:span text:style-name="T9">alintajärjestäminen</text:span></text:p>
          </table:table-cell>
          <table:table-cell table:style-name="Table2.A2" office:value-type="string">
            <text:p text:style-name="P36">O(n<text:span text:style-name="T37">2</text:span>)</text:p>
          </table:table-cell>
          <table:table-cell table:style-name="Table2.A2" office:value-type="string">
            <text:p text:style-name="P36">O(n<text:span text:style-name="T37">2</text:span>)</text:p>
          </table:table-cell>
          <table:table-cell table:style-name="Table2.A2" office:value-type="string">
            <text:p text:style-name="P37">Valintajärjestäjä</text:p>
          </table:table-cell>
          <table:table-cell table:style-name="Table2.E2" office:value-type="string">
            <text:p text:style-name="P37">Riippuu toteutuksesta</text:p>
          </table:table-cell>
        </table:table-row>
      </table:table>
      <text:p text:style-name="P73"/>
      <text:p text:style-name="P75">Testausohjelmassa jokainen algoritmi <text:span text:style-name="T55">laajentaa </text:span>abstraktin yläluokan Algo:<text:span text:style-name="T55">n ja suorittaa</text:span> sort(int[] a) metodin, <text:span text:style-name="T55">jolle annetaan parametrina järjestettävän taulukko. </text:span></text:p>
      <table:table table:name="Table4" table:style-name="Table4">
        <table:table-column table:style-name="Table4.A"/>
        <table:table-row>
          <table:table-cell table:style-name="Table4.A1" office:value-type="string">
            <text:p text:style-name="_5f_code">public abstract void sort(int[] a);</text:p>
          </table:table-cell>
        </table:table-row>
      </table:table>
      <text:p text:style-name="P64"/>
      <text:p text:style-name="Title">Algoritmit</text:p>
      <text:p text:style-name="Subtitle">Bubble sort</text:p>
      <text:p text:style-name="P64"/>
      <text:p text:style-name="Subtitle"><text:span text:style-name="T23">Lisäysjärjestäminen (</text:span><text:span text:style-name="T22">I</text:span><text:span text:style-name="T20">nsertion sort</text:span><text:span text:style-name="T23">)</text:span></text:p>
      <text:p text:style-name="P48"><text:span text:style-name="T29">Lisäysjärjestäminen on tehokas algoritmi pienien taulukoiden järjestämiseksi. Lisäysjärjestäminen toimii kuten samalla tavalla korttien järjestäminen kädessä. Aloitetaan tyhjästä kädestä ja aina seuraava nostettu kortti laitetaan oikeaan paikkaan </text:span><text:span text:style-name="T33">järjestetyssä kädessä</text:span><text:span text:style-name="T29">. </text:span><text:reference-mark-start text:name="ADDIN CSL_CITATION {&quot;mendeley&quot;: {&quot;previouslyFormattedCitation&quot;: &quot;(Leiserson et al. 2009)&quot;}, &quot;schema&quot;: &quot;https://github.com/citation-style-language/schema/raw/master/csl-citation.json&quot;, &quot;citationItems&quot;: [{&quot;itemData&quot;: {&quot;page&quot;: &quot;1312&quot;, &quot;ISSN&quot;: &quot;15580768&quot;, &quot;PMID&quot;: &quot;22929350&quot;, &quot;title&quot;: &quot;Introduction to Algorithms, Third Edition&quot;, &quot;container-title&quot;: &quot;BOOK&quot;, &quot;DOI&quot;: &quot;10.2307/2583667&quot;, &quot;type&quot;: &quot;book&quot;, &quot;issued&quot;: {&quot;date-parts&quot;: [[&quot;2009&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author&quot;: [{&quot;suffix&quot;: &quot;&quot;, &quot;parse-names&quot;: false, &quot;given&quot;: &quot;CE Charles E&quot;, &quot;non-dropping-particle&quot;: &quot;&quot;, &quot;family&quot;: &quot;Leiserson&quot;, &quot;dropping-particle&quot;: &quot;&quot;}, {&quot;suffix&quot;: &quot;&quot;, &quot;parse-names&quot;: false, &quot;given&quot;: &quot;RL Ronald L&quot;, &quot;non-dropping-particle&quot;: &quot;&quot;, &quot;family&quot;: &quot;Rivest&quot;, &quot;dropping-particle&quot;: &quot;&quot;}, {&quot;suffix&quot;: &quot;&quot;, &quot;parse-names&quot;: false, &quot;given&quot;: &quot;Clifford&quot;, &quot;non-dropping-particle&quot;: &quot;&quot;, &quot;family&quot;: &quot;Stein&quot;, &quot;dropping-particle&quot;: &quot;&quot;}, {&quot;suffix&quot;: &quot;&quot;, &quot;parse-names&quot;: false, &quot;given&quot;: &quot;Thomas H&quot;, &quot;non-dropping-particle&quot;: &quot;&quot;, &quot;family&quot;: &quot;Cormen&quot;, &quot;dropping-particle&quot;: &quot;&quot;}], &quot;ISBN&quot;: &quot;0262033844&quot;, &quot;id&quot;: &quot;ITEM-1&quot;}, &quot;id&quot;: &quot;ITEM-1&quot;, &quot;uris&quot;: [&quot;http://www.mendeley.com/documents/?uuid=c2fe5178-92bd-4226-aaf7-05e93853dd3f&quot;]}], &quot;properties&quot;: {&quot;noteIndex&quot;: 0}} RNDctGlOQWoyz"/><text:span text:style-name="T46">(Leiserson et al. 2009)</text:span><text:reference-mark-end text:name="ADDIN CSL_CITATION {&quot;mendeley&quot;: {&quot;previouslyFormattedCitation&quot;: &quot;(Leiserson et al. 2009)&quot;}, &quot;schema&quot;: &quot;https://github.com/citation-style-language/schema/raw/master/csl-citation.json&quot;, &quot;citationItems&quot;: [{&quot;itemData&quot;: {&quot;page&quot;: &quot;1312&quot;, &quot;ISSN&quot;: &quot;15580768&quot;, &quot;PMID&quot;: &quot;22929350&quot;, &quot;title&quot;: &quot;Introduction to Algorithms, Third Edition&quot;, &quot;container-title&quot;: &quot;BOOK&quot;, &quot;DOI&quot;: &quot;10.2307/2583667&quot;, &quot;type&quot;: &quot;book&quot;, &quot;issued&quot;: {&quot;date-parts&quot;: [[&quot;2009&quot;]]}, &quot;abstract&quot;: &quot;If you had to buy just one text on algorithms, Introduction to Algorithms is a magnificent choice. The book begins by considering the mathematical foundations of the analysis of algorithms and maintains this mathematical rigor throughout the work. The tools developed in these opening sections are then applied to sorting, data structures, graphs, and a variety of selected algorithms including computational geometry, string algorithms, parallel models of computation, fast Fourier transforms (FFTs), and more. This book's strength lies in its encyclopedic range, clear exposition, and powerful analysis. Pseudo-code explanation of the algorithms coupled with proof of their accuracy makes this book is a great resource on the basic tools used to analyze the performance of algorithms.&quot;, &quot;author&quot;: [{&quot;suffix&quot;: &quot;&quot;, &quot;parse-names&quot;: false, &quot;given&quot;: &quot;CE Charles E&quot;, &quot;non-dropping-particle&quot;: &quot;&quot;, &quot;family&quot;: &quot;Leiserson&quot;, &quot;dropping-particle&quot;: &quot;&quot;}, {&quot;suffix&quot;: &quot;&quot;, &quot;parse-names&quot;: false, &quot;given&quot;: &quot;RL Ronald L&quot;, &quot;non-dropping-particle&quot;: &quot;&quot;, &quot;family&quot;: &quot;Rivest&quot;, &quot;dropping-particle&quot;: &quot;&quot;}, {&quot;suffix&quot;: &quot;&quot;, &quot;parse-names&quot;: false, &quot;given&quot;: &quot;Clifford&quot;, &quot;non-dropping-particle&quot;: &quot;&quot;, &quot;family&quot;: &quot;Stein&quot;, &quot;dropping-particle&quot;: &quot;&quot;}, {&quot;suffix&quot;: &quot;&quot;, &quot;parse-names&quot;: false, &quot;given&quot;: &quot;Thomas H&quot;, &quot;non-dropping-particle&quot;: &quot;&quot;, &quot;family&quot;: &quot;Cormen&quot;, &quot;dropping-particle&quot;: &quot;&quot;}], &quot;ISBN&quot;: &quot;0262033844&quot;, &quot;id&quot;: &quot;ITEM-1&quot;}, &quot;id&quot;: &quot;ITEM-1&quot;, &quot;uris&quot;: [&quot;http://www.mendeley.com/documents/?uuid=c2fe5178-92bd-4226-aaf7-05e93853dd3f&quot;]}], &quot;properties&quot;: {&quot;noteIndex&quot;: 0}} RNDctGlOQWoyz"/><text:span text:style-name="T46">⁠</text:span><text:span text:style-name="T29"> </text:span></text:p>
      <text:p text:style-name="P49"><text:span text:style-name="T29">Lisäysjärjestäminen toimii vakaasti. </text:span><text:span text:style-name="T33">Se on keskiarvoiselta aikavaativuudeltaan luokkaa O(n2). </text:span></text:p>
      <text:p text:style-name="P67">Paras ja huonoin tilanne</text:p>
      <text:list xml:id="list248412219725650719" text:style-name="L1">
        <text:list-item>
          <text:p text:style-name="P68"><text:span text:style-name="T32">Nopein tulos </text:span><text:span text:style-name="T33">valmiiksi </text:span><text:span text:style-name="T32">järj</text:span><text:span text:style-name="T33">estyksessä</text:span><text:span text:style-name="T32"> </text:span><text:span text:style-name="T33">olevalla </text:span><text:span text:style-name="T32">taulukolla, </text:span><text:span text:style-name="T33">jolla aikavaativuus O(n). </text:span><text:span text:style-name="T32"><text:s/></text:span><text:span text:style-name="T29"><text:s/></text:span></text:p>
        </text:list-item>
        <text:list-item>
          <text:p text:style-name="P69"><text:span text:style-name="T29">Huonoin tulos käänteisessä järjestyksessä olevalla taulukolla, </text:span><text:span text:style-name="T33">jolla aikavaativuus O(n2)</text:span></text:p>
        </text:list-item>
      </text:list>
      <text:p text:style-name="P48"/>
      <text:p text:style-name="P48"><text:soft-page-break/></text:p>
      <text:p text:style-name="P53"/>
      <text:h text:style-name="P13" text:outline-level="1">Selection sort </text:h>
      <text:h text:style-name="P14" text:outline-level="1"><text:span text:style-name="T51">Pikajärjestäminen (</text:span>Quicksort<text:span text:style-name="T51">)</text:span></text:h>
      <text:p text:style-name="P50"><text:span text:style-name="T29">Nopea, rekursiivinen ja ei-vakaa järjestämisalgoritmi, joka toimii </text:span><text:span text:style-name="T49">divide and conquer</text:span><text:span text:style-name="T29"> periaatteella. Sen aikavaativuus on keskiarvoltaan luokkaa O(n log n) ja huonoimmassa tapauksessa se on luokkaa O(n2). </text:span></text:p>
      <text:p text:style-name="P54">Pikajärjestäminen toimii pivot -idealla, johon perustuen tapahtuu taulukon jako kahteen (divide). Jaetuissa taulukoissa on jää vasempaan taulukkoon pivottia pienemmän luvut ja oikealle sitä suuremmat. <text:s/>Tämän jälkeen kutsutaan vasenta ja oikeaa listaa rekursiivisesti. </text:p>
      <text:p text:style-name="P54">Quicksort ei kopioi tietoa. Se vain vaihtaa vaihtaa arvojen sijaintia taulukossa, joten sen tilavaativuus on pieni. </text:p>
      <text:p text:style-name="P54">Pikajärjestämisen huonoin puoli on jo valmiiksi järjestyksessä olevan taulukon läpikäynnin hitaus. </text:p>
      <text:p text:style-name="P50"/>
      <text:h text:style-name="P12" text:outline-level="1"><text:span text:style-name="T51">Lomitusjärjestäminen (</text:span>Merge sort<text:span text:style-name="T51">)</text:span></text:h>
      <text:p text:style-name="P50"><text:span text:style-name="T29">Nopea, rekursiivinen ja vakaa ärjestämisalgoritmi, joka toimii </text:span><text:span text:style-name="T49">divide and conquer</text:span><text:span text:style-name="T29"> periaatteella. Sen aikavaativuus on keskiarvoltaan luokkaa O(n log n). <text:s/></text:span></text:p>
      <text:p text:style-name="P50"/>
      <text:p text:style-name="P50"><text:span text:style-name="T29">Lomitusjärjestäminen toimii samaan tapaan kuin pikajärjestäminen, jossa taulukko jaetaan aina kahteen. Nämä listat järjestetään ja yhdistetään. Yhdistämisessä </text:span><text:span text:style-name="T34">taulukkojen arvot liitetään ”lomittain” samaan yhteen taulukkoon. </text:span></text:p>
      <text:h text:style-name="P12" text:outline-level="1"/>
      <text:p text:style-name="P64"/>
      <text:h text:style-name="P12" text:outline-level="1">Testiskenaariot</text:h>
      <text:p text:style-name="P57"/>
      <text:p text:style-name="P51"><text:span text:style-name="T29">Erilaisia testiskenaarioita luotiin kattavasti, jotta algoritmien meridiaaninopeutta pystyttäisiin määrittelemään mahdollisimman tarkasti </text:span><text:span text:style-name="T31">ja</text:span><text:span text:style-name="T29"> jotta saataisiin jokaisen järjestämisalgoritmin toimintaa ääritilanteissa parhaiten hahmotettua </text:span><text:span text:style-name="T31">sekä</text:span><text:span text:style-name="T29"> löydettyä kullekin algoritmille </text:span><text:span text:style-name="T30">paras ja</text:span><text:span text:style-name="T29"> huonoin järjestämistapaus. </text:span></text:p>
      <text:p text:style-name="P56"/>
      <text:p text:style-name="P46"><text:soft-page-break/>Skenaariot:</text:p>
      <text:list xml:id="list5533271218178776280" text:style-name="L2">
        <text:list-item>
          <text:p text:style-name="P70"><text:span text:style-name="T27">Epäjärjestys:</text:span> Javan Random generaattoria hyödyntämällä luodaan taulukkoon 32-bittisiä lukuja. Ei samoja lukuja.</text:p>
        </text:list-item>
        <text:list-item>
          <text:p text:style-name="P70"><text:span text:style-name="T16">E</text:span><text:span text:style-name="T15">päjärjestys muutamalla luvulla:</text:span><text:span text:style-name="T17"> Javan Random generaattoria hyödyntämällä luodaan taulukko, jossa luvut ovat väliltä 0-5. </text:span></text:p>
        </text:list-item>
        <text:list-item>
          <text:p text:style-name="P70"><text:span text:style-name="T27">Melkein järjestetty:</text:span> Järjestetty lukujono, josta 5-10% on sekoitettu.</text:p>
        </text:list-item>
        <text:list-item>
          <text:p text:style-name="P70"><text:span text:style-name="T27">Järjestetty:</text:span> Täysin järjestyksessä oleva lukujono.</text:p>
        </text:list-item>
        <text:list-item>
          <text:p text:style-name="P70"><text:span text:style-name="T14">P</text:span><text:span text:style-name="T13">äinvastainen:</text:span><text:span text:style-name="T9"> </text:span><text:span text:style-name="T11">Laskevassa järjestyksessä oleva taulukko.</text:span></text:p>
          <text:p text:style-name="P2"/>
        </text:list-item>
      </text:list>
      <text:p text:style-name="P55">Testitaulukot on jaettu kahteen koko luokkaan: isot ja pienet. Pienet taulukot ovat kokoluokkaa 5 - 500 <text:span text:style-name="T43">alkiota</text:span>. Isot ovat kokoluokkaa 500 – 10 000 <text:span text:style-name="T43">alkiota</text:span>. Jokainen taulukko luodaan aina uudelleen ennen ajanmittausta. </text:p>
      <text:p text:style-name="P65"/>
      <text:h text:style-name="P12" text:outline-level="1"/>
      <text:h text:style-name="P15" text:outline-level="1"><text:span text:style-name="T29">Nopeu</text:span><text:span text:style-name="T35">den mittaus</text:span></text:h>
      <text:p text:style-name="P52">Tässä harjoitustyössä esitetyt tulokset on testeistä jotka on pienillä taulukoilla suoritettu 10000 kertaa ja suurilla taulukoilla 1000 kertaa. Taulukot alustetaan aina ennen ajanmittausta. Ajanmittauksessa on käytetty Javan vakiokirjaston työkalua System.nanoTime(), joka antaa nopeuden nanosekunteina. Javan long -muotoinen tulos jaetaan suorituskertojen määrällä. <text:s/>Tämä aiheuttaa pienen pyöristysvirheen, joka tässä tilanteessa on merkityksetön. <text:s text:c="2"/>Kaikki testitulokset tallennetaan taulukkoon .csv yhteensopivassa muodossa, jossa sarakkeet on erotettu kaksoispisteillä. </text:p>
      <text:p text:style-name="P80"><text:s/><text:span text:style-name="T53">Testituloksien ajanmittausmetodi</text:span></text:p>
      <table:table table:name="Table3" table:style-name="Table3">
        <table:table-column table:style-name="Table3.A"/>
        <table:table-row>
          <table:table-cell table:style-name="Table3.A1" office:value-type="string">
            <text:p text:style-name="_5f_code"><text:span text:style-name="_5f_JavaKeyWord">private</text:span> <text:span text:style-name="_5f_JavaKeyWord">static</text:span> <text:span text:style-name="_5f_JavaKeyWord">long</text:span> <text:span text:style-name="_5f_JavaIdent">timing(Arr</text:span> <text:span text:style-name="_5f_JavaIdent">array,</text:span> <text:span text:style-name="_5f_JavaIdent">Algo</text:span> <text:span text:style-name="_5f_JavaIdent">algo)</text:span> <text:span text:style-name="_5f_JavaIdent">{</text:span></text:p>
            <text:p text:style-name="P79"><text:span text:style-name="_5f_JavaKeyWord"><text:s text:c="3"/>int</text:span><text:span text:style-name="_5f_JavaIdent">[]</text:span> <text:span text:style-name="_5f_JavaIdent">a</text:span> <text:span text:style-name="_5f_JavaIdent">=</text:span> <text:span text:style-name="_5f_JavaIdent">array.get(); </text:span><text:span text:style-name="_5f_JavaComment">// reproduce of an array</text:span></text:p>
            <text:p text:style-name="_5f_code"><text:span text:style-name="_5f_JavaIdent"><text:tab/></text:span><text:span text:style-name="_5f_JavaKeyWord">long</text:span> <text:span text:style-name="_5f_JavaIdent">start</text:span> <text:span text:style-name="_5f_JavaIdent">=</text:span> <text:span text:style-name="_5f_JavaIdent">System.nanoTime();</text:span></text:p>
            <text:p text:style-name="_5f_code"><text:s text:c="3"/><text:span text:style-name="_5f_JavaIdent">algo.sort(a);</text:span></text:p>
            <text:p text:style-name="_5f_code"><text:span text:style-name="_5f_JavaIdent"><text:tab/></text:span><text:span text:style-name="_5f_JavaKeyWord">long</text:span> <text:span text:style-name="_5f_JavaIdent">end</text:span> <text:span text:style-name="_5f_JavaIdent">=</text:span> <text:span text:style-name="_5f_JavaIdent">System.nanoTime();</text:span></text:p>
            <text:p text:style-name="_5f_code"><text:s text:c="3"/><text:span text:style-name="_5f_JavaKeyWord">return</text:span> <text:span text:style-name="_5f_JavaIdent">end</text:span> <text:span text:style-name="_5f_JavaIdent">-</text:span> <text:span text:style-name="_5f_JavaIdent">start;</text:span></text:p>
            <text:p text:style-name="_5f_code"><text:span text:style-name="_5f_JavaIdent">}</text:span></text:p>
          </table:table-cell>
        </table:table-row>
      </table:table>
      <text:p text:style-name="First_20_line_20_indent"><text:span text:style-name="_5f_JavaIdent"/></text:p>
      <text:p text:style-name="P74"><text:span text:style-name="T54">Testiohjelmassa taulukot suorittavat abstraktin yläkuokan ”arr” get() metodin, joka palauttaa uudelleen luodun taulukon. Tällä ehkäistään taulukon jäämistä muistiin ja täten virheellistä mittaustulosta. </text:span></text:p>
      <text:p text:style-name="P46"><text:span text:style-name="T18">Testikoneena on </text:span><text:span text:style-name="T19">Macbook Air 1.8Gh Intel core i5, 4Gt 1600mhz DDR3, OSX 10.9. </text:span><text:span text:style-name="T53">Javan </text:span><text:soft-page-break/><text:span text:style-name="T53">versio on 1.7.</text:span></text:p>
      <text:p text:style-name="P66">Testitulokset</text:p>
      <text:h text:style-name="P12" text:outline-level="1">- Keskiarvo nopeudet</text:h>
      <text:h text:style-name="P12" text:outline-level="1">- worst case</text:h>
      <text:h text:style-name="P12" text:outline-level="1"/>
      <text:h text:style-name="P12" text:outline-level="1">Yhteenveto</text:h>
      <text:p text:style-name="P57"/>
      <text:p text:style-name="P71"/>
      <text:p text:style-name="P76">Lähteet</text:p>
      <text:section text:style-name="Sect1" text:name="ADDIN Mendeley Bibliography CSL_BIBLIOGRAPHY  RNDsp6x49pQsh">
        <text:p text:style-name="P77">Floréen, P. (HIT), 2014. 58131 Tietorakenteet ja algoritmit.</text:p>
        <text:p text:style-name="P77">Leiserson, C.C.E. et al., 2009. <text:span text:style-name="T48">Introduction to Algorithms, Third Edition</text:span>, Available at: http://www.amazon.com/Introduction-Algorithms-Third-Thomas-Cormen/dp/0262033844\nhttp://books.google.com/books?hl=en&amp;lr=&amp;id=NLngYyWFl_YC&amp;oi=fnd&amp;pg=PR13&amp;dq=Introduction+to+algorithms&amp;ots=BxVtEG-hJc&amp;sig=LyOyin9nLdYbGCwRU5l3Xu5IScI.</text:p>
        <text:p text:style-name="P77">Ocampo, J., 2008. An empirical comparison of the runtime of five sorting algorithms. <text:span text:style-name="T48">International Baccalaureate Extended …</text:span>. Available at: http://uploads.julianapena.com/ib-ee.pdf [Accessed August 23, 2014].</text:p>
        <text:p text:style-name="P7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Inconsolata" svg:font-family="Inconsolata" style:font-adornments="Regular" style:font-pitch="variable"/>
    <style:font-face style:name="Courier New" svg:font-family="'Courier New'" style:font-family-generic="roman" style:font-pitch="variable"/>
    <style:font-face style:name="Courier New1" svg:font-family="'Courier New'" style:font-adornments="Bold" style:font-family-generic="roman" style:font-pitch="variable"/>
    <style:font-face style:name="HelveticaNeue" svg:font-family="HelveticaNeue"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i" fo:country="FI"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 style:family="paragraph" style:default-outline-level="">
      <style:paragraph-properties fo:text-align="start" style:justify-single-word="false"/>
      <style:text-properties fo:color="#000000" fo:font-size="12pt" style:font-size-asian="12pt"/>
    </style:style>
    <style:style style:name="Footer" style:family="paragraph" style:parent-style-name="Standard"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DE" style:family="paragraph" style:parent-style-name="Text_20_body" style:class="text">
      <style:paragraph-properties fo:text-align="justify" style:justify-single-word="false"/>
      <style:text-properties style:font-name="Liberation Serif" fo:font-family="'Liberation Serif'" style:font-family-generic="roman" style:font-pitch="variable" fo:font-size="12pt" officeooo:rsid="00249fa6" style:font-size-asian="10.5pt" style:font-size-complex="12pt"/>
    </style:style>
    <style:style style:name="First_20_line_20_indent" style:display-name="First line indent" style:family="paragraph" style:parent-style-name="Text_20_body" style:class="text"/>
    <style:style style:name="_5f_code" style:display-name="_code" style:family="paragraph" style:master-page-name="">
      <style:paragraph-properties fo:margin-left="0cm" fo:margin-right="0cm" fo:margin-top="0cm" fo:margin-bottom="0cm" loext:contextual-spacing="false" fo:text-indent="0cm" style:auto-text-indent="false" style:page-number="auto"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Inconsolata" fo:font-family="Inconsolata" style:font-style-name="Regular" style:font-pitch="variable" fo:font-size="12pt" fo:font-weight="600" style:letter-kerning="false" style:font-size-asian="10.5pt"/>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Default">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Default">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1" fo:font-family="'Courier New'"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 style:display-name="_OOoComputerCodeLastLine" style:family="paragraph" style:parent-style-name="_5f_OOoComputerCode" style:next-style-name="Default">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Default">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Courier New" fo:font-family="'Courier New'" style:font-family-generic="roman" style:font-pitch="variable" fo:font-size="9pt" style:letter-kerning="false"/>
    </style:style>
    <style:style style:name="Hanging_20_indent" style:display-name="Hanging indent" style:family="paragraph" style:parent-style-name="Text_20_body" style:class="text"/>
    <style:style style:name="List_20_Indent" style:display-name="List Indent" style:family="paragraph" style:parent-style-name="Text_20_body"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Default">
      <style:text-properties fo:color="#000000" style:font-name="Liberation Sans" fo:font-size="8pt" officeooo:rsid="0012093a" officeooo:paragraph-rsid="0012093a" style:font-size-asian="8pt" style:font-size-complex="8pt"/>
    </style:style>
    <style:page-layout style:name="Mpm1">
      <style:page-layout-properties fo:page-width="21.001cm" fo:page-height="29.7cm" style:num-format="1" style:print-orientation="portrait" fo:margin-top="2cm" fo:margin-bottom="2cm" fo:margin-left="2.533cm" fo:margin-right="2.44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9-01T18:52:00</meta:creation-date>
    <dc:title>An empirical comparison of the runtime of five sorting algorithms</dc:title>
    <meta:initial-creator>Juliana Peña Ocampo</meta:initial-creator>
    <dc:date>2014-08-26T20:00:41.054062000</dc:date>
    <meta:editing-duration>PT8H52S</meta:editing-duration>
    <meta:editing-cycles>9</meta:editing-cycles>
    <meta:generator>LibreOffice/4.3.0.4$MacOSX_X86_64 LibreOffice_project/62ad5818884a2fc2e5780dd45466868d41009ec0</meta:generator>
    <meta:document-statistic meta:table-count="4" meta:image-count="0" meta:object-count="0" meta:page-count="9" meta:paragraph-count="117" meta:word-count="979" meta:character-count="9206" meta:non-whitespace-character-count="8303"/>
    <meta:user-defined meta:name="Mendeley Citation Style_1">http://www.zotero.org/styles/harvard1</meta:user-defined>
    <meta:user-defined meta:name="Mendeley Document_1">True</meta:user-defined>
    <meta:user-defined meta:name="Mendeley User Name_1">markoma@iki.fi@www.mendeley.com</meta:user-defined>
  </office:meta>
</office:document-meta>
</file>